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f50e" officeooo:paragraph-rsid="0015f50e"/>
    </style:style>
    <style:style style:name="P2" style:family="paragraph" style:parent-style-name="Standard" style:list-style-name="L1">
      <style:text-properties officeooo:rsid="001783cc" officeooo:paragraph-rsid="001783cc"/>
    </style:style>
    <style:style style:name="P3" style:family="paragraph" style:parent-style-name="Standard" style:list-style-name="L2">
      <style:text-properties officeooo:rsid="001783cc" officeooo:paragraph-rsid="001cd2f1"/>
    </style:style>
    <style:style style:name="P4" style:family="paragraph" style:parent-style-name="Standard" style:list-style-name="L1">
      <style:text-properties officeooo:rsid="0019a210" officeooo:paragraph-rsid="0019a210"/>
    </style:style>
    <style:style style:name="P5" style:family="paragraph" style:parent-style-name="Standard" style:list-style-name="L1">
      <style:text-properties officeooo:rsid="001a25fe" officeooo:paragraph-rsid="001a25fe"/>
    </style:style>
    <style:style style:name="P6" style:family="paragraph" style:parent-style-name="Standard" style:list-style-name="L1">
      <style:text-properties officeooo:rsid="0028be56" officeooo:paragraph-rsid="0028be56"/>
    </style:style>
    <style:style style:name="T1" style:family="text">
      <style:text-properties style:text-position="super 58%"/>
    </style:style>
    <style:style style:name="T2" style:family="text">
      <style:text-properties officeooo:rsid="001b100d"/>
    </style:style>
    <style:style style:name="T3" style:family="text">
      <style:text-properties officeooo:rsid="001f9f99"/>
    </style:style>
    <style:style style:name="T4" style:family="text">
      <style:text-properties officeooo:rsid="002124c4"/>
    </style:style>
    <style:style style:name="T5" style:family="text">
      <style:text-properties officeooo:rsid="0021be1f"/>
    </style:style>
    <style:style style:name="T6" style:family="text">
      <style:text-properties officeooo:rsid="002555ba"/>
    </style:style>
    <style:style style:name="T7" style:family="text">
      <style:text-properties officeooo:rsid="0025cc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4-06-27, <text:span text:style-name="T5">the first reading plan</text:span></text:p>
      <text:list xml:id="list4916535042912861561" text:style-name="L1">
        <text:list-item>
          <text:p text:style-name="P2">Source codes: Transport Haulier</text:p>
        </text:list-item>
        <text:list-item>
          <text:p text:style-name="P2">eBooks:</text:p>
        </text:list-item>
      </text:list>
      <text:list xml:id="list8889084901034127507" text:style-name="L2">
        <text:list-item>
          <text:list>
            <text:list-item>
              <text:p text:style-name="P3">WinForm Programming in a Nutshell<text:span text:style-name="T2">(1 months, till Augest 2014)</text:span></text:p>
            </text:list-item>
          </text:list>
        </text:list-item>
      </text:list>
      <text:list xml:id="list94433883857352" text:continue-list="list4916535042912861561" text:style-name="L1">
        <text:list-item>
          <text:list>
            <text:list-item>
              <text:p text:style-name="P2">P<text:span text:style-name="T6">ractical</text:span> Programming, an Introduction to Computer Science <text:span text:style-name="T7">e2, Using Python(2 months, till October 2014)</text:span></text:p>
            </text:list-item>
            <text:list-item>
              <text:p text:style-name="P4">The Art of Loving<text:span text:style-name="T3">(3 months, till November 2014)</text:span></text:p>
            </text:list-item>
            <text:list-item>
              <text:p text:style-name="P6">vimbook-OPL (2 months, till September)</text:p>
            </text:list-item>
          </text:list>
        </text:list-item>
        <text:list-item>
          <text:p text:style-name="P4">Books:</text:p>
          <text:list>
            <text:list-item>
              <text:p text:style-name="P5">A Brief History of All Over the World, from Prehistory to the 21<text:span text:style-name="T1">st</text:span> Century<text:span text:style-name="T4">(4 months, till December 2014)</text:span></text:p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37M1S</meta:editing-duration>
    <meta:editing-cycles>21</meta:editing-cycles>
    <meta:generator>LibreOffice/4.2.4.2$Linux_X86_64 LibreOffice_project/420m0$Build-2</meta:generator>
    <dc:date>2014-07-03T09:44:33.798108163</dc:date>
    <meta:document-statistic meta:table-count="0" meta:image-count="0" meta:object-count="0" meta:page-count="1" meta:paragraph-count="10" meta:word-count="74" meta:character-count="444" meta:non-whitespace-character-count="388"/>
    <meta:user-defined meta:name="Info 1"/>
    <meta:user-defined meta:name="Info 2"/>
    <meta:user-defined meta:name="Info 3"/>
    <meta:user-defined meta:name="Info 4"/>
  </office:meta>
</office:document-meta>
</file>